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3.7555in"/>
    </style:style>
    <style:style style:name="co3" style:family="table-column">
      <style:table-column-properties fo:break-before="auto" style:column-width="5.975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2.8547in"/>
    </style:style>
    <style:style style:name="co6" style:family="table-column">
      <style:table-column-properties fo:break-before="auto" style:column-width="4.5811in"/>
    </style:style>
    <style:style style:name="co7" style:family="table-column">
      <style:table-column-properties fo:break-before="auto" style:column-width="5.331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2.4016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p2040_aud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ricb/KBADC/kicad/rp2040_audio/rp2040_audio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21 Feb 2022 11:02:30 AM M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2-1.fc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8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: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_files/datasheets/ds11005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Pin_Headers:Pin_Header_Straight_1x05_Pitch2.54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footprints:LCD_80x160_0.96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footprints:5103308-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footprints:USB_Micro-B_10103594-0001LF_actual_outline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</text:p>
          </table:table-cell>
          <table:table-cell office:value-type="string" calcext:value-type="string">
            <text:p>footprints:Potentiometer_TT_P0915N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</text:p>
          </table:table-cell>
          <table:table-cell office:value-type="string" calcext:value-type="string">
            <text:p>footprints:Potentiometer_TT_P0915N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_Switches_SMD:SW_SPST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_Switches_SMD:SW_SPST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footprints:SW_PUSH_6mm_Cent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emeb_library:RP2040</text:p>
          </table:table-cell>
          <table:table-cell office:value-type="string" calcext:value-type="string">
            <text:p>footprints:RP20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MCP1802x-xx02xOT</text:p>
          </table:table-cell>
          <table:table-cell office:value-type="string" calcext:value-type="string">
            <text:p>Regulator_Linear:MCP1802x-xx02xOT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://ww1.microchip.com/downloads/en/DeviceDoc/22053C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WM8731</text:p>
          </table:table-cell>
          <table:table-cell office:value-type="string" calcext:value-type="string">
            <text:p>emeb_library:WM8731</text:p>
          </table:table-cell>
          <table:table-cell office:value-type="string" calcext:value-type="string">
            <text:p>Housings_SSOP:SSOP-28_5.3x10.2mm_Pitch0.6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W25Q32JVSS</text:p>
          </table:table-cell>
          <table:table-cell office:value-type="string" calcext:value-type="string">
            <text:p>Memory_Flash:W25Q32JVSS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://www.winbond.com/resource-files/w25q32jv%20revg%2003272018%20plus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Reference_Voltage:LM4040DBZ-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Amplifier_Operational:MCP6004</text:p>
          </table:table-cell>
          <table:table-cell office:value-type="string" calcext:value-type="string">
            <text:p>Housings_SSOP:TSSOP-14_4.4x5mm_Pitch0.65mm</text:p>
          </table:table-cell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Regulator_Linear:LM1117-5.0</text:p>
          </table:table-cell>
          <table:table-cell office:value-type="string" calcext:value-type="string">
            <text:p>TO_SOT_Packages_SMD:SOT-223-3_TabPin2</text:p>
          </table:table-cell>
          <table:table-cell office:value-type="string" calcext:value-type="string">
            <text:p>http://www.ti.com/lit/ds/symlink/lm1117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TL072PW</text:p>
          </table:table-cell>
          <table:table-cell office:value-type="string" calcext:value-type="string">
            <text:p>Amplifier_Operational:TL082</text:p>
          </table:table-cell>
          <table:table-cell office:value-type="string" calcext:value-type="string">
            <text:p>Housings_SSOP:TSSOP-8_4.4x3mm_Pitch0.65mm</text:p>
          </table:table-cell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Regulator_Linear:LP2985-3.3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://www.ti.com/lit/ds/symlink/lp2985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Crystal_4pin_SMD</text:p>
          </table:table-cell>
          <table:table-cell office:value-type="string" calcext:value-type="string">
            <text:p>emeb_library:Crystal_4pin_SMD</text:p>
          </table:table-cell>
          <table:table-cell office:value-type="string" calcext:value-type="string">
            <text:p>Crystals:Crystal_SMD_3225-4pin_3.2x2.5mm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, C5, C30, C36, C37, C44, C4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4, C6, C7, C8, C9, C10, C24, C25, C31, C32, C33, C34, C35, C38, C39, C40, C41, C46, 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1, C12, C13, C14, C48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5, C16, C29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9, C20, C23, C28, C42, C4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1, C22, C49, C5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6, C2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: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_files/datasheets/ds11005.pd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, FB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2, FB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Pin_Headers:Pin_Header_Straight_1x05_Pitch2.54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footprints:LCD_80x160_0.96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4, J5, J6, J7, J9, J10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footprints:5103308-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footprints:USB_Micro-B_10103594-0001LF_actual_outline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, R4, R6, R7, R22, 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3, R20, R2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6, R17, R24, R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8, 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4, R3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</text:p>
          </table:table-cell>
          <table:table-cell office:value-type="string" calcext:value-type="string">
            <text:p>footprints:Potentiometer_TT_P0915N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_Switches_SMD:SW_SPST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footprints:SW_PUSH_6mm_Cent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emeb_library:RP2040</text:p>
          </table:table-cell>
          <table:table-cell office:value-type="string" calcext:value-type="string">
            <text:p>footprints:RP204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802x-xx02xOT</text:p>
          </table:table-cell>
          <table:table-cell office:value-type="string" calcext:value-type="string">
            <text:p>Regulator_Linear:MCP1802x-xx02xOT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://ww1.microchip.com/downloads/en/DeviceDoc/22053C.pd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WM8731</text:p>
          </table:table-cell>
          <table:table-cell office:value-type="string" calcext:value-type="string">
            <text:p>emeb_library:WM8731</text:p>
          </table:table-cell>
          <table:table-cell office:value-type="string" calcext:value-type="string">
            <text:p>Housings_SSOP:SSOP-28_5.3x10.2mm_Pitch0.65mm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W25Q32JVSS</text:p>
          </table:table-cell>
          <table:table-cell office:value-type="string" calcext:value-type="string">
            <text:p>Memory_Flash:W25Q32JVSS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://www.winbond.com/resource-files/w25q32jv%20revg%2003272018%20plus.pd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Reference_Voltage:LM4040DBZ-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Amplifier_Operational:MCP6004</text:p>
          </table:table-cell>
          <table:table-cell office:value-type="string" calcext:value-type="string">
            <text:p>Housings_SSOP:TSSOP-14_4.4x5mm_Pitch0.65mm</text:p>
          </table:table-cell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Regulator_Linear:LM1117-5.0</text:p>
          </table:table-cell>
          <table:table-cell office:value-type="string" calcext:value-type="string">
            <text:p>TO_SOT_Packages_SMD:SOT-223-3_TabPin2</text:p>
          </table:table-cell>
          <table:table-cell office:value-type="string" calcext:value-type="string">
            <text:p>http://www.ti.com/lit/ds/symlink/lm1117.pd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L072PW</text:p>
          </table:table-cell>
          <table:table-cell office:value-type="string" calcext:value-type="string">
            <text:p>Amplifier_Operational:TL082</text:p>
          </table:table-cell>
          <table:table-cell office:value-type="string" calcext:value-type="string">
            <text:p>Housings_SSOP:TSSOP-8_4.4x3mm_Pitch0.65mm</text:p>
          </table:table-cell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Regulator_Linear:LP2985-3.3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://www.ti.com/lit/ds/symlink/lp2985.pd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4pin_SMD</text:p>
          </table:table-cell>
          <table:table-cell office:value-type="string" calcext:value-type="string">
            <text:p>emeb_library:Crystal_4pin_SMD</text:p>
          </table:table-cell>
          <table:table-cell office:value-type="string" calcext:value-type="string">
            <text:p>Crystals:Crystal_SMD_3225-4pin_3.2x2.5mm</text:p>
          </table:table-cell>
          <table:table-cell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, C5, C30, C36, C37, C44, C4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4, C6, C7, C8, C9, C10, C24, C25, C31, C32, C33, C34, C35, C38, C39, C40, C41, C46, 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1, C12, C13, C14, C48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5, C16, C29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_Sm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_Sm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9, C20, C23, C28, C42, C4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1, C22, C49, C5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6, C2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Device:C_Sm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:BAT54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, FB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Ferrite_Bead_Sma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2, FB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Ferrite_Bead_Sma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Generic:Conn_01x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ector_Generic:Conn_01x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Generic:Conn_01x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4, J5, J6, J7, J9, J10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, R4, R6, R7, R22, 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3, R20, R2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6, R17, R24, R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8, 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4, R3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emeb_library:RP204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802x-xx02xOT</text:p>
          </table:table-cell>
          <table:table-cell office:value-type="string" calcext:value-type="string">
            <text:p>Regulator_Linear:MCP1802x-xx02xO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WM8731</text:p>
          </table:table-cell>
          <table:table-cell office:value-type="string" calcext:value-type="string">
            <text:p>emeb_library:WM87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W25Q32JVSS</text:p>
          </table:table-cell>
          <table:table-cell office:value-type="string" calcext:value-type="string">
            <text:p>Memory_Flash:W25Q32JV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Reference_Voltage:LM4040DBZ-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Amplifier_Operational:MCP60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Regulator_Linear:LM1117-5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L072PW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Regulator_Linear:LP2985-3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4pin_SMD</text:p>
          </table:table-cell>
          <table:table-cell office:value-type="string" calcext:value-type="string">
            <text:p>emeb_library:Crystal_4pin_SMD</text:p>
          </table:table-cell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1T11:14:57.992783887</dc:date>
    <meta:editing-duration>PT11M55S</meta:editing-duration>
    <meta:editing-cycles>2</meta:editing-cycles>
    <meta:generator>LibreOffice/7.1.8.1$Linux_X86_64 LibreOffice_project/10$Build-1</meta:generator>
    <meta:print-date>2022-02-21T11:09:46.539478559</meta:print-date>
    <meta:document-statistic meta:table-count="2" meta:cell-count="1135" meta:object-count="0"/>
  </office:meta>
</office:document-meta>
</file>